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27e" officeooo:paragraph-rsid="000d727e"/>
    </style:style>
    <style:style style:name="P2" style:family="paragraph" style:parent-style-name="Standard">
      <style:text-properties officeooo:rsid="000ec7c9" officeooo:paragraph-rsid="000ec7c9"/>
    </style:style>
    <style:style style:name="P3" style:family="paragraph" style:parent-style-name="Standard">
      <style:text-properties officeooo:rsid="000ec7c9" officeooo:paragraph-rsid="000fd597"/>
    </style:style>
    <style:style style:name="P4" style:family="paragraph" style:parent-style-name="Standard">
      <style:text-properties officeooo:rsid="001087e9" officeooo:paragraph-rsid="001087e9"/>
    </style:style>
    <style:style style:name="P5" style:family="paragraph" style:parent-style-name="Standard">
      <style:text-properties officeooo:rsid="001087e9" officeooo:paragraph-rsid="0011cf68"/>
    </style:style>
    <style:style style:name="P6" style:family="paragraph" style:parent-style-name="Standard">
      <style:text-properties officeooo:rsid="0011cf68" officeooo:paragraph-rsid="0011cf68"/>
    </style:style>
    <style:style style:name="P7" style:family="paragraph" style:parent-style-name="Standard">
      <style:text-properties officeooo:rsid="000fd597" officeooo:paragraph-rsid="000fd597"/>
    </style:style>
    <style:style style:name="P8" style:family="paragraph" style:parent-style-name="Standard">
      <style:text-properties officeooo:rsid="000ec7c9" officeooo:paragraph-rsid="0012cb0c"/>
    </style:style>
    <style:style style:name="T1" style:family="text">
      <style:text-properties officeooo:rsid="000fd597"/>
    </style:style>
    <style:style style:name="T2" style:family="text">
      <style:text-properties officeooo:rsid="0011cf68"/>
    </style:style>
    <style:style style:name="T3" style:family="text">
      <style:text-properties officeooo:rsid="0012cb0c"/>
    </style:style>
    <style:style style:name="T4" style:family="text">
      <style:text-properties officeooo:rsid="0012d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, age, études, activité en cours/<text:span text:style-name="T1">situation</text:span>.</text:p>
      <text:p text:style-name="P1">Qualités, compétences</text:p>
      <text:p text:style-name="P1">Role veux-je (ce que tu veux représenter pour l’organisation)</text:p>
      <text:p text:style-name="P1">ambitions</text:p>
      <text:p text:style-name="P1">terminer par une question. (ex : possibilité d’volution, d’accopagnement, de formation, …)</text:p>
      <text:p text:style-name="P1"/>
      <text:p text:style-name="P1">Rédiger le pitch et s’entrainer à voix haute.</text:p>
      <text:p text:style-name="P1">Partager ses passion/enthousiasme</text:p>
      <text:p text:style-name="P1">Posture ouverte, sérénité, assurance (prendre ce moment comme une rencontre/un partage, pas une épreuve).</text:p>
      <text:p text:style-name="P1">Faire ressortir ses qualités et compétences qui sont nécessaire pour le job.</text:p>
      <text:p text:style-name="P1"/>
      <text:p text:style-name="P1">Qu’est-ce qui te caractrérise </text:p>
      <text:p text:style-name="P1">Comment travailles-tu</text:p>
      <text:p text:style-name="P1">Projet auquel j’ai collaboré <text:s/></text:p>
      <text:p text:style-name="P1"/>
      <text:p text:style-name="P3">Bonjour, enchanté, je m’appelle Max, j’ai 31 ans.</text:p>
      <text:p text:style-name="P3">J’ai fais des études artistiques mais <text:span text:style-name="T1">après 1 an et demi de galère qui ont suivi la fin de mon master, j’ai décidé de m’éloigner de cette voie.</text:span></text:p>
      <text:p text:style-name="P8"><text:span text:style-name="T1">Et donc, </text:span>depuis 6 ans je suis dans un processus de réorientation professionnelle.</text:p>
      <text:p text:style-name="P8"><text:span text:style-name="T3">Je me suis dirigé petit à petit vers</text:span> le développemen<text:span text:style-name="T1">t</text:span> informatique. </text:p>
      <text:p text:style-name="P5">D’abord par simple curiosité, je me suis intéressé à la programmation <text:span text:style-name="T2">en bricolant quelques projets de jeux-vidéos dans mon coin.</text:span></text:p>
      <text:p text:style-name="P6">J’ai <text:span text:style-name="T3">également participé à 2 projets en collaboration avec des amis artistes. </text:span></text:p>
      <text:p text:style-name="P4"/>
      <text:p text:style-name="P3"/>
      <text:p text:style-name="P7">J’ai récement suivit une formation intensive de developpement Web Java <text:span text:style-name="T4">afin de me lancer dans le monde du développement web.</text:span> </text:p>
      <text:p text:style-name="P2">Mon désir c’est de continuer à évoluer dans <text:span text:style-name="T4">c</text:span>e milieu et participer à des projets intéressants et/ou qui font sens par rapport à mes convic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1T16:13:00.782000000</meta:creation-date>
    <dc:date>2022-10-02T23:39:50.490000000</dc:date>
    <meta:editing-duration>PT19M2S</meta:editing-duration>
    <meta:editing-cycles>3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0" meta:word-count="214" meta:character-count="1385" meta:non-whitespace-character-count="1185"/>
  </office:meta>
</office:document-meta>
</file>